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306cm" svg:height="1.634cm" draw:transform="skewX (0.00104719755119659) rotate (-0.0277507351067101) translate (4.30235703943155cm 13.3066053350688cm)" svg:viewBox="0 0 11307 1635" svg:d="M0 12c5811 3658 11307-12 11307-12">
          <text:p/>
        </draw:path>
        <draw:path draw:style-name="gr1" draw:text-style-name="P1" draw:layer="layout" svg:width="9.019cm" svg:height="1.235cm" draw:transform="skewX (0.00453785605518525) rotate (-0.0261799387799153) translate (5.57225061105815cm 11.4058440685462cm)" svg:viewBox="0 0 9020 1236" svg:d="M0 8c4636 2768 9020-8 9020-8">
          <text:p/>
        </draw:path>
        <draw:line draw:style-name="gr1" draw:text-style-name="P1" draw:layer="layout" svg:x1="5.572cm" svg:y1="11.414cm" svg:x2="4.302cm" svg:y2="13.319cm">
          <text:p/>
        </draw:line>
        <draw:line draw:style-name="gr1" draw:text-style-name="P1" draw:layer="layout" svg:x1="14.589cm" svg:y1="11.632cm" svg:x2="15.605cm" svg:y2="13.6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01:00:12.394656886</meta:creation-date>
    <dc:date>2017-02-27T01:10:22.924815018</dc:date>
    <meta:editing-duration>PT5S</meta:editing-duration>
    <meta:editing-cycles>1</meta:editing-cycles>
    <meta:document-statistic meta:object-count="4"/>
    <meta:generator>LibreOffice/5.3.0.3$Linux_X86_64 LibreOffice_project/30m0$Build-3</meta:generator>
  </office:meta>
</office:document-meta>
</file>